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21.22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648cm"/>
    </style:style>
    <style:style style:name="co8" style:family="table-column">
      <style:table-column-properties fo:break-before="auto" style:column-width="5.97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2" table:default-cell-style-name="ce1"/>
        <table:table-row table:style-name="ro3">
          <table:table-cell/>
          <table:table-cell table:style-name="ce4" office:value-type="string">
            <text:p>Sprint 1</text:p>
          </table:table-cell>
          <table:table-cell table:style-name="ce7" office:value-type="string" table:number-columns-spanned="8" table:number-rows-spanned="1">
            <text:p>Sprintbacklog time worked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4" office:value-type="string">
            <text:p>Scenario: Starta program</text:p>
          </table:table-cell>
          <table:table-cell table:style-name="ce8" office:value-type="string">
            <text:p>Ti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tal Time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Givet att programmet inte är startat</text:p>
          </table:table-cell>
          <table:table-cell table:style-name="ce9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När användaren startar programmet</text:p>
          </table:table-cell>
          <table:table-cell table:style-name="ce9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Så visas skrivbordet</text:p>
          </table:table-cell>
          <table:table-cell table:style-name="ce9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5"/>
          <table:table-cell table:formula="of:=SUM([.D5:.J5])" office:value-type="float" office:value="2.5">
            <text:p>2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det finns en ikon för att öppna ett fönster</text:p>
          </table:table-cell>
          <table:table-cell table:style-name="ce9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SUM([.D6:.J6])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/>
          <table:table-cell table:style-name="ce4" office:value-type="string">
            <text:p>Scenario: Öppna fönster med tumnagelbilder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table:style-name="ce5" office:value-type="string">
            <text:p>Givet att fönster med tumnagelbilder inte är öppnat</text:p>
          </table:table-cell>
          <table:table-cell table:style-name="ce9" office:value-type="float" office:value="0">
            <text:p>0</text:p>
          </table:table-cell>
          <table:table-cell table:number-columns-repeated="7"/>
          <table:table-cell table:formula="of:=SUM([.D9:.J9])" office:value-type="float" office:value="0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När användaren klickar på ikonen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table:number-columns-repeated="5"/>
          <table:table-cell table:formula="of:=SUM([.D10:.J10])" office:value-type="float" office:value="1.5">
            <text:p>1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Så visas ett fönster med en ram runt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formula="of:=SUM([.D11:.J11])"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har en ikon samt text i vänster hörn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formula="of:=SUM([.D12:.J12])"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har en statusrad för att skriva ut information</text:p>
          </table:table-cell>
          <table:table-cell table:style-name="ce9" office:value-type="float" office:value="2">
            <text:p>2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table:formula="of:=SUM([.D13:.J13])"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innehåller valbara bakgrundsbilder</text:p>
          </table:table-cell>
          <table:table-cell table:style-name="ce9"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SUM([.D14:.J14])"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valbara bakgrundsbilder ska ligga i lika stora boxar som automatiskt anpassas efter högsta respektive bredaste bilden</text:p>
          </table:table-cell>
          <table:table-cell table:style-name="ce9"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5:.J15])"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samtliga valbara bakgrundsbilder finns tillgängliga i fönstret (ev med scrollbar)</text:p>
          </table:table-cell>
          <table:table-cell table:style-name="ce9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formula="of:=SUM([.D16:.J16])"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om serveranrop drar ut på tiden ska texten ”Laddar...” visas</text:p>
          </table:table-cell>
          <table:table-cell table:style-name="ce9" office:value-type="float" office:value="3">
            <text:p>3</text:p>
          </table:table-cell>
          <table:table-cell table:number-columns-repeated="5"/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17:.J17])" office:value-type="float" office:value="5">
            <text:p>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har en tilltalande layout :-)</text:p>
          </table:table-cell>
          <table:table-cell table:style-name="ce9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18:.J18])" office:value-type="float" office:value="5">
            <text:p>5</text:p>
          </table:table-cell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11" table:formula="of:=SUM([.C3:.C6];[.C9:.C18])" office:value-type="float" office:value="28">
            <text:p>28</text:p>
          </table:table-cell>
          <table:table-cell table:style-name="ce2" table:formula="of:=SUM([.D3:.D6];[.D9:.D18])" office:value-type="float" office:value="5">
            <text:p>5</text:p>
          </table:table-cell>
          <table:table-cell table:style-name="ce2" table:formula="of:=SUM([.E3:.E6];[.E9:.E18])" office:value-type="float" office:value="4.5">
            <text:p>4,5</text:p>
          </table:table-cell>
          <table:table-cell table:style-name="ce2" table:formula="of:=SUM([.F3:.F6];[.F9:.F18])" office:value-type="float" office:value="4">
            <text:p>4</text:p>
          </table:table-cell>
          <table:table-cell table:style-name="ce2" table:formula="of:=SUM([.G3:.G6];[.G9:.G18])" office:value-type="float" office:value="5">
            <text:p>5</text:p>
          </table:table-cell>
          <table:table-cell table:style-name="ce2" table:formula="of:=SUM([.H3:.H6];[.H9:.H18])" office:value-type="float" office:value="4">
            <text:p>4</text:p>
          </table:table-cell>
          <table:table-cell table:style-name="ce2" table:formula="of:=SUM([.I3:.I6];[.I9:.I18])" office:value-type="float" office:value="3.5">
            <text:p>3,5</text:p>
          </table:table-cell>
          <table:table-cell table:style-name="ce2" table:formula="of:=SUM([.J3:.J6];[.J9:.J18])" office:value-type="float" office:value="3">
            <text:p>3</text:p>
          </table:table-cell>
          <table:table-cell table:style-name="ce2" table:formula="of:=SUM([.K3:.K6];[.K9:.K18])" office:value-type="float" office:value="29">
            <text:p>29</text:p>
          </table:table-cell>
          <table:table-cell table:style-name="ce2" table:number-columns-repeated="1013"/>
        </table:table-row>
        <table:table-row table:style-name="ro3">
          <table:table-cell/>
          <table:table-cell office:value-type="string">
            <text:p>Optimalt enligt linjär fördelning</text:p>
          </table:table-cell>
          <table:table-cell/>
          <table:table-cell table:formula="of:=+[.$C19]/7*6" office:value-type="float" office:value="24">
            <text:p>24</text:p>
          </table:table-cell>
          <table:table-cell table:formula="of:=+[.$C19]/7*5" office:value-type="float" office:value="20">
            <text:p>20</text:p>
          </table:table-cell>
          <table:table-cell table:formula="of:=+[.$C19]/7*4" office:value-type="float" office:value="16">
            <text:p>16</text:p>
          </table:table-cell>
          <table:table-cell table:formula="of:=+[.$C19]/7*3" office:value-type="float" office:value="12">
            <text:p>12</text:p>
          </table:table-cell>
          <table:table-cell table:formula="of:=+[.$C19]/7*2" office:value-type="float" office:value="8">
            <text:p>8</text:p>
          </table:table-cell>
          <table:table-cell table:formula="of:=+[.$C19]/7*1" office:value-type="float" office:value="4">
            <text:p>4</text:p>
          </table:table-cell>
          <table:table-cell table:formula="of:=+[.$C19]/7*0" office:value-type="float" office:value="0">
            <text:p>0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>
            <text:p>Sprint 2</text:p>
          </table:table-cell>
          <table:table-cell table:style-name="ce7" office:value-type="string" table:number-columns-spanned="8" table:number-rows-spanned="1">
            <text:p>Sprintbacklog time worked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2" office:value-type="string">
            <text:p>Scenario: Byta bild på skrivbordet</text:p>
          </table:table-cell>
          <table:table-cell table:style-name="ce8" office:value-type="string">
            <text:p>Ti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tal Time</text:p>
          </table:table-cell>
          <table:table-cell table:style-name="ce6" office:value-type="string">
            <text:p>Kommentarer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ivet att fönster med tumnagelbilder är öppnat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25:.J25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När användaren klickar på en tumnagelbild (ligger redan i a-taggar)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26:.J26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Så ändras bakgrunds bilden till vald bil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5">
            <text:p>3,5</text:p>
          </table:table-cell>
          <table:table-cell table:style-name="ce3" table:number-columns-repeated="6"/>
          <table:table-cell table:formula="of:=SUM([.D27:.J27])" office:value-type="float" office:value="3.5">
            <text:p>3,5</text:p>
          </table:table-cell>
          <table:table-cell table:style-name="ce3" office:value-type="string">
            <text:p>La in tumnagelbilder först och såg så att jag fick tag i dem. Lite strul med vad som var jQuery och vad som var javascript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Och om bilden är mindre än skrivbordsytan så repeteras bilden för att fylla u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,5</text:p>
          </table:table-cell>
          <table:table-cell table:style-name="ce3" table:number-columns-repeated="6"/>
          <table:table-cell table:formula="of:=SUM([.D28:.J28])" office:value-type="float" office:value="0.5">
            <text:p>0,5</text:p>
          </table:table-cell>
          <table:table-cell table:style-name="ce3" office:value-type="string">
            <text:p>”Nollställa” Background-size cover och få befintlig bild att repetera.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/>
          <table:table-cell table:style-name="ce2" office:value-type="string">
            <text:p>Scenario: Stänga fönster</text:p>
          </table:table-cell>
          <table:table-cell table:number-columns-repeated="102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ivet att fönster med tumnagelbilder är öppnat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31:.J31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När användaren klickar på fönstrets ”stängknapp”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SUM([.D32:.J32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å stängs fönstret</text:p>
          </table:table-cell>
          <table:table-cell office:value-type="float" office:value="3">
            <text:p>3</text:p>
          </table:table-cell>
          <table:table-cell table:number-columns-repeated="7"/>
          <table:table-cell table:formula="of:=SUM([.D33:.J33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" office:value-type="string">
            <text:p>Hantera fler fönster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Scenario: Öppna flera fönster</text:p>
          </table:table-cell>
          <table:table-cell table:number-columns-repeated="1022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Givet att ett fönster med tumnagelbilder är öppnat</text:p>
          </table:table-cell>
          <table:table-cell table:style-name="ce3" office:value-type="float" office:value="0">
            <text:p>0</text:p>
          </table:table-cell>
          <table:table-cell table:style-name="ce3" table:number-columns-repeated="7"/>
          <table:table-cell table:formula="of:=SUM([.D37:.J37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När användaren klickar på ikonen för att öppna fönster</text:p>
          </table:table-cell>
          <table:table-cell table:style-name="ce3" office:value-type="float" office:value="0">
            <text:p>0</text:p>
          </table:table-cell>
          <table:table-cell table:style-name="ce3" table:number-columns-repeated="7"/>
          <table:table-cell table:formula="of:=SUM([.D38:.J38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Så öppnas ett likadant fönster</text:p>
          </table:table-cell>
          <table:table-cell table:style-name="ce3" office:value-type="float" office:value="1">
            <text:p>1</text:p>
          </table:table-cell>
          <table:table-cell table:style-name="ce3" table:number-columns-repeated="7"/>
          <table:table-cell table:formula="of:=SUM([.D39:.J39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Och båda syns (ligger inte på samma position)</text:p>
          </table:table-cell>
          <table:table-cell table:style-name="ce3" office:value-type="float" office:value="3">
            <text:p>3</text:p>
          </table:table-cell>
          <table:table-cell table:style-name="ce3" table:number-columns-repeated="7"/>
          <table:table-cell table:formula="of:=SUM([.D40:.J40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Stäng fl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string">
            <text:p>Givet att två fönster är öppna</text:p>
          </table:table-cell>
          <table:table-cell table:style-name="ce3" office:value-type="float" office:value="0">
            <text:p>0</text:p>
          </table:table-cell>
          <table:table-cell table:style-name="ce3" table:number-columns-repeated="7"/>
          <table:table-cell table:formula="of:=SUM([.D43:.J43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När användaren klickar på ett fönsters stängknapp</text:p>
          </table:table-cell>
          <table:table-cell table:style-name="ce3" office:value-type="float" office:value="0">
            <text:p>0</text:p>
          </table:table-cell>
          <table:table-cell table:style-name="ce3" table:number-columns-repeated="7"/>
          <table:table-cell table:formula="of:=SUM([.D44:.J44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Så ska det fönstret stängas</text:p>
          </table:table-cell>
          <table:table-cell table:style-name="ce3" office:value-type="float" office:value="6">
            <text:p>6</text:p>
          </table:table-cell>
          <table:table-cell table:style-name="ce3" table:number-columns-repeated="7"/>
          <table:table-cell table:formula="of:=SUM([.D45:.J45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Byta bild på skrivbordet från två olik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string">
            <text:p>Givet att två fönster är öppna</text:p>
          </table:table-cell>
          <table:table-cell table:style-name="ce3" office:value-type="float" office:value="0">
            <text:p>0</text:p>
          </table:table-cell>
          <table:table-cell table:style-name="ce3" table:number-columns-repeated="7"/>
          <table:table-cell table:formula="of:=SUM([.D48:.J48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3" office:value-type="string">
            <text:p>När användaren klickar på en tumnagelbild i det ena fönstret</text:p>
          </table:table-cell>
          <table:table-cell table:style-name="ce3" office:value-type="float" office:value="0">
            <text:p>0</text:p>
          </table:table-cell>
          <table:table-cell table:style-name="ce3" table:number-columns-repeated="7"/>
          <table:table-cell table:formula="of:=SUM([.D49:.J49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Så ändras bakgrundsbilden till vald bild</text:p>
          </table:table-cell>
          <table:table-cell table:style-name="ce3" office:value-type="float" office:value="2">
            <text:p>2</text:p>
          </table:table-cell>
          <table:table-cell table:style-name="ce3" table:number-columns-repeated="7"/>
          <table:table-cell table:formula="of:=SUM([.D50:.J50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När användaren klickar på en tumnagelbild i det andra fönstret</text:p>
          </table:table-cell>
          <table:table-cell table:style-name="ce3" office:value-type="float" office:value="0">
            <text:p>0</text:p>
          </table:table-cell>
          <table:table-cell table:style-name="ce3" table:number-columns-repeated="7"/>
          <table:table-cell table:formula="of:=SUM([.D51:.J51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string">
            <text:p>Så ändras bakgrundsbilden till vald bild</text:p>
          </table:table-cell>
          <table:table-cell table:style-name="ce3" office:value-type="float" office:value="2">
            <text:p>2</text:p>
          </table:table-cell>
          <table:table-cell table:style-name="ce3" table:number-columns-repeated="7"/>
          <table:table-cell table:formula="of:=SUM([.D52:.J52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string">
            <text:p>Omarbetning av kod</text:p>
          </table:table-cell>
          <table:table-cell table:style-name="ce3" office:value-type="float" office:value="4">
            <text:p>4</text:p>
          </table:table-cell>
          <table:table-cell table:style-name="ce3" table:number-columns-repeated="7"/>
          <table:table-cell table:formula="of:=SUM([.D54:.J54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Test efter alla ändringar</text:p>
          </table:table-cell>
          <table:table-cell table:style-name="ce3" office:value-type="float" office:value="2">
            <text:p>2</text:p>
          </table:table-cell>
          <table:table-cell table:style-name="ce3" table:number-columns-repeated="7"/>
          <table:table-cell table:formula="of:=SUM([.D55:.J55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2"/>
          <table:table-cell table:style-name="ce2" table:formula="of:=SUM([.C25:.C55])" office:value-type="float" office:value="28">
            <text:p>28</text:p>
          </table:table-cell>
          <table:table-cell table:style-name="ce2" table:formula="of:=SUM([.D25:.D55])" office:value-type="float" office:value="4">
            <text:p>4</text:p>
          </table:table-cell>
          <table:table-cell table:style-name="ce2" table:formula="of:=SUM([.E25:.E55])" office:value-type="float" office:value="0">
            <text:p>0</text:p>
          </table:table-cell>
          <table:table-cell table:style-name="ce2" table:formula="of:=SUM([.F25:.F55])" office:value-type="float" office:value="0">
            <text:p>0</text:p>
          </table:table-cell>
          <table:table-cell table:style-name="ce2" table:formula="of:=SUM([.G25:.G55])" office:value-type="float" office:value="0">
            <text:p>0</text:p>
          </table:table-cell>
          <table:table-cell table:style-name="ce2" table:formula="of:=SUM([.H25:.H55])" office:value-type="float" office:value="0">
            <text:p>0</text:p>
          </table:table-cell>
          <table:table-cell table:style-name="ce2" table:formula="of:=SUM([.I25:.I55])" office:value-type="float" office:value="0">
            <text:p>0</text:p>
          </table:table-cell>
          <table:table-cell table:style-name="ce2" table:formula="of:=SUM([.J25:.J55])" office:value-type="float" office:value="0">
            <text:p>0</text:p>
          </table:table-cell>
          <table:table-cell table:style-name="ce2" table:formula="of:=SUM([.K25:.K55])" office:value-type="float" office:value="4">
            <text:p>4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1024"/>
        </table:table-row>
        <table:table-row table:style-name="ro3">
          <table:table-cell/>
          <table:table-cell table:style-name="ce6" office:value-type="string">
            <text:p>Kommentarer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-taggar finns redan så de är redan klickbara</text:p>
          </table:table-cell>
          <table:table-cell table:number-columns-repeated="102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Varken knapp eller ”klickbarhet” finns</text:p>
          </table:table-cell>
          <table:table-cell table:number-columns-repeated="1022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Alla scenarios testas efter utförande så att de fungerar enligt beskrivning. När sprinten är klar gö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lla igen för att se att allt fortfarande fungerar så att inte senare tillkommen kod påverkat funktionen.</text:p>
          </table:table-cell>
          <table:table-cell table:number-columns-repeated="1022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2014-01-07</text:date>, <text:time>20:4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07T20:42:52.65</dc:date>
    <dc:creator>Lotta Onsö</dc:creator>
    <meta:editing-duration>P4DT10H20M45S</meta:editing-duration>
    <meta:editing-cycles>23</meta:editing-cycles>
    <meta:generator>OpenOffice/4.0.0$Win32 OpenOffice.org_project/400m3$Build-9702</meta:generator>
    <meta:document-statistic meta:table-count="3" meta:cell-count="211" meta:object-count="0"/>
  </office:meta>
</office:document-meta>
</file>